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text-properties fo:color="#000000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fo:color="#0000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color="#000000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1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 style:list-style-name="L2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3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 style:list-style-name="L4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 style:list-style-name="L5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6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7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8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9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10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11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 style:list-style-name="L12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 style:list-style-name="L13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 style:list-style-name="L14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 style:list-style-name="L15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color="#0000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fo:color="#000000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fo:color="#8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itre 13 : Le choix de la structure juridique de l'entreprise</text:p>
      <text:p text:style-name="P2">(Approche juridique)</text:p>
      <text:p text:style-name="P2"/>
      <text:p text:style-name="P5">Compétences :</text:p>
      <text:p text:style-name="P5"/>
      <text:list xml:id="list8264442302576347152" text:style-name="L1">
        <text:list-item>
          <text:p text:style-name="P7">Savoir identifier une structure juridique</text:p>
        </text:list-item>
        <text:list-item>
          <text:p text:style-name="P7">Savoir justifier le choix d'une structure économique en fonction de différents critères</text:p>
        </text:list-item>
        <text:list-item>
          <text:p text:style-name="P7">Savoir distinguer une structure individuelle, d'une structure sociétaire et d'une structure sociale et solidaire</text:p>
        </text:list-item>
      </text:list>
      <text:p text:style-name="P3"/>
      <text:p text:style-name="P3"/>
      <text:p text:style-name="P5">Plan du chap :</text:p>
      <text:p text:style-name="P5"/>
      <text:list xml:id="list2610833899446149601" text:style-name="L2">
        <text:list-item>
          <text:p text:style-name="P8">Les grandes catégories de structures juridiques</text:p>
        </text:list-item>
        <text:list-item>
          <text:p text:style-name="P8">Les critères justifiant le choix du statut juridique</text:p>
        </text:list-item>
        <text:list-item>
          <text:p text:style-name="P8">Les types de sociétés</text:p>
        </text:list-item>
        <text:list-item>
          <text:p text:style-name="P8">L'économie sociale et solidaire et ses structures juridiques</text:p>
        </text:list-item>
      </text:list>
      <text:p text:style-name="P3"/>
      <text:p text:style-name="P3"/>
      <text:p text:style-name="P4">I – Voir plan</text:p>
      <text:p text:style-name="P4"/>
      <text:p text:style-name="P5">L'entrepreneur individuel comme structure juridique</text:p>
      <text:p text:style-name="P5"/>
      <text:list xml:id="list8863442549839196300" text:style-name="L3">
        <text:list-item>
          <text:p text:style-name="P9">Définition : Sujet de droit gérant une entreprise individuelle considérée comme une chose appartenant à l'entrepreneur (unicité de patrimoine)</text:p>
        </text:list-item>
      </text:list>
      <text:p text:style-name="P3"/>
      <text:p text:style-name="P5">Le régime juridique de l'entrepreneur individuel</text:p>
      <text:p text:style-name="P5"/>
      <text:list xml:id="list7892733654743175605" text:style-name="L4">
        <text:list-item>
          <text:p text:style-name="P10">Unicité de patrimoine : Responsabilité illimitée de l'entrepreneur sur ses biens personnels pour garantir ses dettes professionnelles</text:p>
          <text:p text:style-name="P10"/>
        </text:list-item>
        <text:list-item>
          <text:p text:style-name="P10">3 atténuations au principe d'unicité de patrimoine :</text:p>
        </text:list-item>
      </text:list>
      <text:list xml:id="list1450298526414372122" text:style-name="L5">
        <text:list-item>
          <text:list>
            <text:list-item>
              <text:list>
                <text:list-item>
                  <text:p text:style-name="P11">Possibilité d'exclure des biens fonciers (2008)</text:p>
                </text:list-item>
                <text:list-item>
                  <text:p text:style-name="P11">Possibilité de la création d'une EIRL avec patrimoine affecté à l'activité (2010) </text:p>
                  <text:p text:style-name="P11">#permet de choisir ce qui est patrimoine destiné pro</text:p>
                </text:list-item>
                <text:list-item>
                  <text:p text:style-name="P11">Exclusion automatique de la résidence principale (2015)</text:p>
                </text:list-item>
              </text:list>
            </text:list-item>
          </text:list>
        </text:list-item>
      </text:list>
      <text:p text:style-name="P3"/>
      <text:p text:style-name="P3"/>
      <text:p text:style-name="P5">La personne morale comme structure juridique</text:p>
      <text:p text:style-name="P5"/>
      <text:list xml:id="list5508523045213263680" text:style-name="L6">
        <text:list-item>
          <text:p text:style-name="P12">Définition : Entité virtuelle créée par un regroupement de personnes (physiques et/ou morales), travaillant ensemble vers un but commun notamment celui de <text:soft-page-break/>partager les bénéfices découlant de l'activité</text:p>
          <text:p text:style-name="P12"/>
        </text:list-item>
        <text:list-item>
          <text:p text:style-name="P12">2 effets principaux :</text:p>
        </text:list-item>
      </text:list>
      <text:list xml:id="list6441709280775075709" text:style-name="L7">
        <text:list-item>
          <text:p text:style-name="P13">L'obtention de la personnalité juridique pour rester en justice et contracter avec d'autres sujets de droit</text:p>
        </text:list-item>
        <text:list-item>
          <text:p text:style-name="P13">Sujet de droit distinct de ses créateurs, doté d'un patrimoine propre</text:p>
        </text:list-item>
      </text:list>
      <text:p text:style-name="P3"/>
      <text:p text:style-name="P3"/>
      <text:p text:style-name="P5">Le régime juridique de la personne morale</text:p>
      <text:p text:style-name="P5"/>
      <text:list xml:id="list2989597831856097048" text:style-name="L8">
        <text:list-item>
          <text:p text:style-name="P14">2 effets du patrimoine propre :</text:p>
        </text:list-item>
      </text:list>
      <text:list xml:id="list8909026514332902539" text:style-name="L9">
        <text:list-item>
          <text:p text:style-name="P15">Les dettes de la personne morale sont garanties par son patrimoine</text:p>
        </text:list-item>
        <text:list-item>
          <text:p text:style-name="P15">En cas d'insuffisance du patrimoine de la personne morale, les pertes sont garanties par les associés en fonction du montant des apports au capital de la société (sauf exception)</text:p>
        </text:list-item>
      </text:list>
      <text:p text:style-name="P3"/>
      <text:list xml:id="list3426438302292125144" text:style-name="L10">
        <text:list-item>
          <text:p text:style-name="P16">Atténuation par le principe de garantie : Principe selon lequel le créancier peut demander aux associés de se substituer personnellement à la personne morale en cas de défaillance de cette dernière</text:p>
        </text:list-item>
      </text:list>
      <text:p text:style-name="P3"/>
      <text:p text:style-name="P3"/>
      <text:p text:style-name="P4">II – Voir plan</text:p>
      <text:p text:style-name="P4"/>
      <text:p text:style-name="P5">Impact du régime matrimoniale sur le choix de la structure</text:p>
      <text:p text:style-name="P5"/>
      <text:list xml:id="list8636394169634871523" text:style-name="L11">
        <text:list-item>
          <text:p text:style-name="P17">Identification des 2 régimes possibles :</text:p>
        </text:list-item>
      </text:list>
      <text:list xml:id="list6292882847731951715" text:style-name="L12">
        <text:list-item>
          <text:p text:style-name="P18">Le régime de la communauté légale qui est le régime de droit commun en dehors de tout contrat devant notaire</text:p>
        </text:list-item>
        <text:list-item>
          <text:p text:style-name="P18">Le régime de la séparation des biens qui repose sur un contrat devant notaire</text:p>
        </text:list-item>
      </text:list>
      <text:p text:style-name="P3"/>
      <text:p text:style-name="P3"/>
      <text:p text:style-name="P24">DEMANDER LES COURS DU 24 ET 25 MAI POUR COMPLÉTER</text:p>
      <text:p text:style-name="P24"/>
      <text:p text:style-name="P24"/>
      <text:p text:style-name="P5">Impact du régime fiscal sur le choix de la structure</text:p>
      <text:p text:style-name="P5"/>
      <text:list xml:id="list8164675474558377030" text:style-name="L13">
        <text:list-item>
          <text:p text:style-name="P19">2 régimes d'imposition :</text:p>
        </text:list-item>
      </text:list>
      <text:list xml:id="list3554902197275087646" text:style-name="L14">
        <text:list-item>
          <text:p text:style-name="P20">Impôt sur les revenus (personne physique) / progressif selon le quotient familial</text:p>
        </text:list-item>
        <text:list-item>
          <text:p text:style-name="P20">Impôt sur les sociétés (personne morale) / proportionnel</text:p>
        </text:list-item>
      </text:list>
      <text:p text:style-name="P3"/>
      <text:list xml:id="list2141278234718574144" text:style-name="L15">
        <text:list-item>
          <text:p text:style-name="P21">Taux d'imposition pour l'IR pour l'année 2020 : Jusqu'à 40% pour l'IR (0%, 11%, 30%, 41% et 45% selon les tranches)</text:p>
        </text:list-item>
        <text:list-item>
          <text:p text:style-name="P21"><text:soft-page-break/>Taux d'imposition pour l'IS pour l'année 2020 :</text:p>
        </text:list-item>
      </text:list>
      <text:p text:style-name="P3"/>
      <text:p text:style-name="P3"/>
      <text:p text:style-name="P3"/>
      <text:p text:style-name="P3"/>
      <text:p text:style-name="P4">III – Voir plan</text:p>
      <text:p text:style-name="P4"/>
      <text:p text:style-name="P4">(Voir feuille)</text:p>
      <text:p text:style-name="P4"/>
      <text:p text:style-name="P4">IV – Voir plan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2-05-24T08:09:27</meta:creation-date>
    <dc:date>2022-05-25T11:32:13</dc:date>
    <dc:creator>Jordan </dc:creator>
    <meta:editing-duration>PT1H42M45S</meta:editing-duration>
    <meta:editing-cycles>2</meta:editing-cycles>
    <meta:generator>OpenOffice/4.1.7$Unix OpenOffice.org_project/417m1$Build-9800</meta:generator>
    <meta:document-statistic meta:table-count="0" meta:image-count="0" meta:object-count="0" meta:page-count="3" meta:paragraph-count="46" meta:word-count="484" meta:character-count="2972"/>
  </office:meta>
</office:document-meta>
</file>